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language="nb" fo:country="NO" officeooo:rsid="001b4ce7" officeooo:paragraph-rsid="001b4ce7"/>
    </style:style>
    <style:style style:name="P2" style:family="paragraph" style:parent-style-name="Standard" style:list-style-name="L2">
      <style:text-properties fo:language="nb" fo:country="NO" officeooo:rsid="001b4ce7" officeooo:paragraph-rsid="001b4ce7"/>
    </style:style>
    <style:style style:name="P3" style:family="paragraph" style:parent-style-name="Standard" style:list-style-name="L2">
      <style:text-properties fo:language="nb" fo:country="NO" officeooo:rsid="001cc452" officeooo:paragraph-rsid="001cc452"/>
    </style:style>
    <style:style style:name="T1" style:family="text">
      <style:text-properties officeooo:rsid="001cc45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va er menneskesyn?</text:p>
      <text:list xml:id="list3747156276167214993" text:style-name="L2">
        <text:list-item>
          <text:p text:style-name="P2">Menneskesyn er tanker om hvordan man skal forholde seg til andre mennesker, hvilke rettigheter de har og hvilken plass de har i samfunnet.</text:p>
        </text:list-item>
        <text:list-item>
          <text:p text:style-name="P2">I islam fikk adam og eve muligheten til å velge mellom rett og galt, en rettighet som alle mennesker har, og det gjør at islam ikke har noen form for arvesynd. Ansvaret fordeles mellom adam og eva, men den går ikke videre til deres barn. Allah åpenbarte sin vilje for at flest mulig skulle velge det rette.</text:p>
        </text:list-item>
        <text:list-item>
          <text:p text:style-name="P2">I humanismen står mennesket i sentrum, <text:span text:style-name="T1">og humanister mener at mennesket har fornuft, at menneskene er frie til utvikle seg og handle som de selv ønsker, og at mennesket er godt på bunnen.</text:span></text:p>
        </text:list-item>
        <text:list-item>
          <text:p text:style-name="P3">Ifølge kristendommen er menneksene skapt i guds bilde, og har derfor et eget forhold.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oto Sans" fo:font-size="12pt" fo:language="en" fo:country="US" style:letter-kerning="true" style:font-name-asian="Noto Sans2"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oto Sans" fo:font-size="12pt" fo:language="en" fo:country="US" style:letter-kerning="true" style:font-name-asian="Noto Sans2"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oto Sans1" fo:font-family="'Noto Sans'" style:font-family-generic="swiss" style:font-pitch="variable" fo:font-size="14pt" style:font-name-asian="Noto Sans2"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4T12:05:56.394576666</meta:creation-date>
    <dc:date>2016-05-24T12:26:16.677049752</dc:date>
    <meta:editing-duration>PT10M10S</meta:editing-duration>
    <meta:editing-cycles>1</meta:editing-cycles>
    <meta:document-statistic meta:table-count="0" meta:image-count="0" meta:object-count="0" meta:page-count="1" meta:paragraph-count="5" meta:word-count="134" meta:character-count="740" meta:non-whitespace-character-count="614"/>
    <meta:generator>LibreOffice/5.1.3.2$Linux_X86_64 LibreOffice_project/10m0$Build-2</meta:generator>
  </office:meta>
</office:document-meta>
</file>